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RoleChannelImpl.PartnerRoleChannelImpl( JbiEndpointReference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textImpl.activateMyRoleEndpoint( QName processId , Endpoint myRole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nerRoleChannel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RoleChannelImpl.getInitialEndpoin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textImpl.deactivateMyRoleEndpoint( Endpoint myRole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ndingContextImpl.createPartnerRoleChannel( QName processId , PortType portType , Endpoint initialPartner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nerRoleChannelImpl.PartnerRoleChannel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textImpl.BindingContextImpl( OdeContext 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